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80000032242111439B72E86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4.123cm" svg:height="1.729cm" svg:x="0.528cm" svg:y="0.002cm">
          <draw:image xlink:href="Pictures/10000000000007780000032242111439B72E869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18cm" fo:page-height="1.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09T20:03:32.818000000</dc:date>
    <meta:editing-duration>PT6H54M46S</meta:editing-duration>
    <meta:editing-cycles>4</meta:editing-cycles>
    <meta:generator>LibreOffice/7.1.0.3$Windows_X86_64 LibreOffice_project/f6099ecf3d29644b5008cc8f48f42f4a40986e4c</meta:generator>
    <meta:document-statistic meta:object-count="1"/>
  </office:meta>
</office:document-meta>
</file>